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parse( XMLInputStream xi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String xmlA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Node nod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XMLInputStream xi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.parse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XmlSax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File fil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InputStream i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java . net . URL u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Reader 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DomImplementation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net .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XMLStreamReader xs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XMLStreamReader x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String xmlAsString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XmlSaxHandl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